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63000002B9EED57732A027936E.png" manifest:media-type="image/png"/>
  <manifest:file-entry manifest:full-path="Pictures/10000000000003E40000017AF552B1EC04D21BA5.png" manifest:media-type="image/png"/>
  <manifest:file-entry manifest:full-path="Pictures/10000000000004870000021E25ECEA82F401C45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3.18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.78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Görüntü1" text:anchor-type="paragraph" svg:width="17cm" svg:height="4.396cm" draw:z-index="0"><draw:image xlink:href="Pictures/10000000000003E40000017AF552B1EC04D21BA5.png" xlink:type="simple" xlink:show="embed" xlink:actuate="onLoad" loext:mime-type="image/png"/></draw:frame><draw:frame draw:style-name="fr2" draw:name="Görüntü2" text:anchor-type="paragraph" svg:x="0.116cm" svg:y="4.588cm" svg:width="17cm" svg:height="6.962cm" draw:z-index="1"><draw:image xlink:href="Pictures/10000000000004870000021E25ECEA82F401C455.png" xlink:type="simple" xlink:show="embed" xlink:actuate="onLoad" loext:mime-type="image/png"/></draw:frame><draw:frame draw:style-name="fr3" draw:name="Görüntü3" text:anchor-type="paragraph" svg:x="0.074cm" svg:y="11.961cm" svg:width="17cm" svg:height="10.552cm" draw:z-index="2"><draw:image xlink:href="Pictures/1000000000000463000002B9EED57732A027936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4T14:55:44.444470735</meta:creation-date>
    <dc:date>2021-09-24T18:39:53.002960623</dc:date>
    <meta:editing-duration>PT3H34M15S</meta:editing-duration>
    <meta:editing-cycles>2</meta:editing-cycles>
    <meta:generator>LibreOffice/6.1.5.2$Linux_X86_64 LibreOffice_project/10$Build-2</meta:generator>
    <meta:print-date>2021-09-24T15:00:55.613207369</meta:print-date>
    <meta:document-statistic meta:table-count="0" meta:image-count="3" meta:object-count="0" meta:page-count="1" meta:paragraph-count="0" meta:word-count="0" meta:character-count="0" meta:non-whitespace-character-count="0"/>
  </office:meta>
</office:document-meta>
</file>